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officeooo:paragraph-rsid="00469e73"/>
    </style:style>
    <style:style style:name="P103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05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17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2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2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2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3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3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36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38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39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40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42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43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46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47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48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49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50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5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54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55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57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63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fo:font-size="12pt" officeooo:rsid="00597b44" style:font-size-asian="10.5pt" style:font-size-complex="12pt"/>
    </style:style>
    <style:style style:name="T34" style:family="text">
      <style:text-properties fo:font-size="12pt" officeooo:rsid="0059c8de" style:font-size-asian="10.5pt" style:font-size-complex="12pt"/>
    </style:style>
    <style:style style:name="T35" style:family="text">
      <style:text-properties fo:font-size="12pt" officeooo:rsid="005b1080" style:font-size-asian="10.5pt" style:font-size-complex="12pt"/>
    </style:style>
    <style:style style:name="T36" style:family="text">
      <style:text-properties fo:font-size="12pt" officeooo:rsid="005c2d08" style:font-size-asian="10.5pt" style:font-size-complex="12pt"/>
    </style:style>
    <style:style style:name="T37" style:family="text">
      <style:text-properties fo:font-size="12pt" officeooo:rsid="005cf306" style:font-size-asian="10.5pt" style:font-size-complex="12pt"/>
    </style:style>
    <style:style style:name="T38" style:family="text">
      <style:text-properties fo:font-size="12pt" officeooo:rsid="00619e73" style:font-size-asian="10.5pt" style:font-size-complex="12pt"/>
    </style:style>
    <style:style style:name="T39" style:family="text">
      <style:text-properties fo:font-size="12pt" officeooo:rsid="00637d9f" style:font-size-asian="10.5pt" style:font-size-complex="12pt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0469e73"/>
    </style:style>
    <style:style style:name="T42" style:family="text">
      <style:text-properties officeooo:rsid="0046e4b3"/>
    </style:style>
    <style:style style:name="T43" style:family="text">
      <style:text-properties officeooo:rsid="00486edb"/>
    </style:style>
    <style:style style:name="T44" style:family="text">
      <style:text-properties officeooo:rsid="004a7bfc"/>
    </style:style>
    <style:style style:name="T45" style:family="text">
      <style:text-properties officeooo:rsid="004b7e53"/>
    </style:style>
    <style:style style:name="T46" style:family="text">
      <style:text-properties officeooo:rsid="005039e1"/>
    </style:style>
    <style:style style:name="T47" style:family="text">
      <style:text-properties officeooo:rsid="00527044"/>
    </style:style>
    <style:style style:name="T48" style:family="text">
      <style:text-properties officeooo:rsid="0054517a"/>
    </style:style>
    <style:style style:name="T49" style:family="text">
      <style:text-properties officeooo:rsid="00546cea"/>
    </style:style>
    <style:style style:name="T50" style:family="text">
      <style:text-properties officeooo:rsid="0055bf67"/>
    </style:style>
    <style:style style:name="T51" style:family="text">
      <style:text-properties officeooo:rsid="004c20d1"/>
    </style:style>
    <style:style style:name="T52" style:family="text">
      <style:text-properties officeooo:rsid="00591212"/>
    </style:style>
    <style:style style:name="T53" style:family="text">
      <style:text-properties officeooo:rsid="005b1080"/>
    </style:style>
    <style:style style:name="T54" style:family="text">
      <style:text-properties officeooo:rsid="005c2d08"/>
    </style:style>
    <style:style style:name="T55" style:family="text">
      <style:text-properties officeooo:rsid="005f2823"/>
    </style:style>
    <style:style style:name="T56" style:family="text">
      <style:text-properties officeooo:rsid="0059c8de"/>
    </style:style>
    <style:style style:name="T57" style:family="text">
      <style:text-properties officeooo:rsid="006380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0"/>
      <text:p text:style-name="P20">Presentació assignatura</text:p>
      <text:p text:style-name="P30">Comentem web assignatura</text:p>
      <text:p text:style-name="P43">Comentem unitats </text:p>
      <text:list xml:id="list8563089731430994896" text:style-name="L1">
        <text:list-item>
          <text:p text:style-name="P123"><text:a xlink:type="simple" xlink:href="https://paulinoposada.github.io/web_e/web_e_2425/documents/apunts/unitat_1_ley_ohm/e_apunts_ud_1_1_gs.pdf">1.1 Circuit elèctric</text:a></text:p>
        </text:list-item>
        <text:list-item>
          <text:p text:style-name="P123"><text:a xlink:type="simple" xlink:href="https://paulinoposada.github.io/web_e/web_e_2425/documents/apunts/unitat_1_ley_ohm/e_apunts_ud_1_2_gs.pdf">1.2 Llei d'ohm</text:a></text:p>
        </text:list-item>
        <text:list-item>
          <text:p text:style-name="P123"><text:a xlink:type="simple" xlink:href="https://paulinoposada.github.io/web_e/web_e_2425/documents/apunts/unitat_2_seguridad/e_apunts_ud_2_1_gs.pdf">2 Seguretat</text:a></text:p>
        </text:list-item>
        <text:list-item>
          <text:p text:style-name="P123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24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0"/>
      <text:p text:style-name="P30"/>
      <text:p text:style-name="P3">Di<text:span text:style-name="T3">jous</text:span><text:tab/><text:tab/><text:tab/><text:tab/>2<text:span text:style-name="T3">6</text:span>/09/2<text:span text:style-name="T1">4</text:span></text:p>
      <text:p text:style-name="P21"/>
      <text:p text:style-name="P31">Comentem </text:p>
      <text:list xml:id="list2505870733429785054" text:style-name="L2">
        <text:list-item>
          <text:p text:style-name="P125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41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25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4"/>
      <text:p text:style-name="P44"/>
      <text:p text:style-name="P4">Di<text:span text:style-name="T5">vendres</text:span><text:tab/><text:tab/><text:tab/>2<text:span text:style-name="T5">7</text:span>/09/2<text:span text:style-name="T1">4</text:span></text:p>
      <text:p text:style-name="P22"/>
      <text:p text:style-name="P32">Comentem </text:p>
      <text:list xml:id="list203228202390793" text:continue-numbering="true" text:style-name="L2">
        <text:list-item>
          <text:p text:style-name="P126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0"/>
      <text:p text:style-name="P50"/>
      <text:p text:style-name="P50"/>
      <text:p text:style-name="P50"/>
      <text:p text:style-name="P50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2"/>
      <text:p text:style-name="P45">Comentem <text:s/></text:p>
      <text:list xml:id="list203229821978451" text:continue-list="list8563089731430994896" text:style-name="L1">
        <text:list-item>
          <text:p text:style-name="P127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28">Programa de simulació Cade Simu</text:p>
        </text:list-item>
      </text:list>
      <text:p text:style-name="P32"/>
      <text:p text:style-name="P32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2"/>
      <text:p text:style-name="P32">Comentem </text:p>
      <text:list xml:id="list6255415255111300599" text:style-name="L3">
        <text:list-item>
          <text:p text:style-name="P136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42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42">Baixem al taller i comentem connexió font d'alimentació de PC que utilitzarem per les pràctiques de cc.</text:p>
          <text:p text:style-name="P143"><text:s/></text:p>
        </text:list-item>
      </text:list>
      <text:p text:style-name="P45"/>
      <text:p text:style-name="P45"/>
      <text:p text:style-name="P117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2"/>
      <text:p text:style-name="P32">Comentem </text:p>
      <text:list xml:id="list203229743958693" text:continue-numbering="true" text:style-name="L3">
        <text:list-item>
          <text:p text:style-name="P150">Baixem al taller i feim practiques amb circuits pont.</text:p>
        </text:list-item>
      </text:list>
      <text:p text:style-name="P51"/>
      <text:p text:style-name="P51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3"/>
      <text:p text:style-name="P46">Comentem <text:s/></text:p>
      <text:list xml:id="list203228665110627" text:continue-list="list203229821978451" text:style-name="L1">
        <text:list-item>
          <text:p text:style-name="P129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29"/>
        </text:list-item>
      </text:list>
      <text:p text:style-name="P33"/>
      <text:p text:style-name="P33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3"/>
      <text:p text:style-name="P33">Comentem </text:p>
      <text:list xml:id="list2859865494385505799" text:style-name="L4">
        <text:list-item>
          <text:p text:style-name="P151">Comentem pràctica Wheatstone amb dos diodes, corrent per la diagonal en els següents casos: </text:p>
          <text:p text:style-name="P151">cas 1: potenciòmetre a màxima resistència </text:p>
          <text:p text:style-name="P151">cas 2: potenciòmetre a resistència igual a R3</text:p>
          <text:p text:style-name="P151">cas 3: potenciòmetrea a mínima resistència</text:p>
        </text:list-item>
        <text:list-item>
          <text:p text:style-name="P137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51"/>
          <text:p text:style-name="P144"><text:s/></text:p>
        </text:list-item>
      </text:list>
      <text:p text:style-name="P46"/>
      <text:p text:style-name="P46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3"/>
      <text:p text:style-name="P33">Comentem </text:p>
      <text:list xml:id="list203228656146506" text:continue-numbering="true" text:style-name="L4">
        <text:list-item>
          <text:p text:style-name="P137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2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4"/>
      <text:p text:style-name="P47">Comentem <text:s/></text:p>
      <text:list xml:id="list203228885286402" text:continue-list="list203228665110627" text:style-name="L1">
        <text:list-item>
          <text:p text:style-name="P130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30"/>
        </text:list-item>
      </text:list>
      <text:p text:style-name="P34"/>
      <text:p text:style-name="P34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4"/>
      <text:p text:style-name="P34">Comentem </text:p>
      <text:list xml:id="list7052923652427964397" text:style-name="L5">
        <text:list-item>
          <text:p text:style-name="P153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53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52"/>
          <text:p text:style-name="P145"><text:s/></text:p>
        </text:list-item>
      </text:list>
      <text:p text:style-name="P47"/>
      <text:p text:style-name="P47"/>
      <text:p text:style-name="P6"/>
      <text:p text:style-name="P118">Di<text:span text:style-name="T5">vendres</text:span><text:tab/><text:tab/><text:tab/><text:span text:style-name="T8">18</text:span>/<text:span text:style-name="T6">10</text:span>/2<text:span text:style-name="T1">4</text:span></text:p>
      <text:p text:style-name="P24"/>
      <text:p text:style-name="P34">Comentem </text:p>
      <text:list xml:id="list203228952513577" text:continue-numbering="true" text:style-name="L5">
        <text:list-item>
          <text:p text:style-name="P156">Comentem <text:a xlink:type="simple" xlink:href="https://paulinoposada.github.io/web_e/web_e_2425/documents/ta.pdf">tasca 5</text:a>.</text:p>
        </text:list-item>
        <text:list-item>
          <text:p text:style-name="P154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5"/>
      <text:p text:style-name="P55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5"/>
      <text:p text:style-name="P48">Comentem <text:s/></text:p>
      <text:list xml:id="list203228143162228" text:continue-list="list203228885286402" text:style-name="L1">
        <text:list-item>
          <text:p text:style-name="P155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31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31"/>
        </text:list-item>
      </text:list>
      <text:p text:style-name="P35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5"/>
      <text:list xml:id="list6027052580080852645" text:style-name="L6">
        <text:list-item>
          <text:p text:style-name="P138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46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02"><text:span text:style-name="T18">Comencem a comentar apartat 1.2 </text:span><text:span text:style-name="T40">La derivada y ejemplos de tensiones variables </text:span><text:span text:style-name="T41">(fins pàg. 13)</text:span></text:p>
      <text:p text:style-name="P104">Comentem exercici 1.2-1</text:p>
      <text:p text:style-name="P103"/>
      <text:p text:style-name="P103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6"/>
      <text:p text:style-name="P49">Comentem <text:s/></text:p>
      <text:list xml:id="list203229102279679" text:continue-list="list203228143162228" text:style-name="L1">
        <text:list-item>
          <text:p text:style-name="P157">Treball autònom 9</text:p>
        </text:list-item>
        <text:list-item>
          <text:p text:style-name="P162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40">La derivada y ejemplos de tensiones variables</text:span></text:p>
        </text:list-item>
        <text:list-item>
          <text:p text:style-name="P132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32"/>
        </text:list-item>
      </text:list>
      <text:p text:style-name="P36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6"/>
      <text:p text:style-name="P56">Lliure triat pel centre</text:p>
      <text:list xml:id="list1537484144653786345" text:style-name="L7">
        <text:list-header>
          <text:p text:style-name="P147"><text:s/></text:p>
        </text:list-header>
      </text:list>
      <text:p text:style-name="P9">Di<text:span text:style-name="T5">vendres</text:span><text:tab/><text:tab/><text:tab/><text:span text:style-name="T42">01</text:span>/<text:span text:style-name="T6">11</text:span>/2<text:span text:style-name="T1">4</text:span></text:p>
      <text:p text:style-name="P9"/>
      <text:p text:style-name="P56">Tots Sants</text:p>
      <text:p text:style-name="P9"/>
      <text:p text:style-name="P105"/>
      <text:p text:style-name="P105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7"/>
      <text:p text:style-name="P57"><text:a xlink:type="simple" xlink:href="https://paulinoposada.github.io/web_e/web_e_2425/documents/examens/241106_ome_map33a_examen_sol.pdf">Examen</text:a></text:p>
      <text:list xml:id="list203228581828375" text:continue-list="list203229102279679" text:style-name="L1">
        <text:list-header>
          <text:p text:style-name="P133"/>
        </text:list-header>
      </text:list>
      <text:p text:style-name="P37"/>
      <text:p text:style-name="P10"/>
      <text:p text:style-name="P119">Di<text:span text:style-name="T3">jous</text:span><text:tab/><text:tab/><text:tab/><text:tab/><text:span text:style-name="T43">07</text:span>/<text:span text:style-name="T6">11</text:span>/2<text:span text:style-name="T1">4</text:span></text:p>
      <text:p text:style-name="P37"/>
      <text:list xml:id="list6612556306556541738" text:style-name="L8">
        <text:list-item>
          <text:p text:style-name="P139"><text:span text:style-name="T43">Comentem solució de l'</text:span><text:a xlink:type="simple" xlink:href="https://paulinoposada.github.io/web_e/web_e_2425/documents/examens/241106_ome_map33a_examen_sol.pdf"><text:span text:style-name="T43">examen</text:span></text:a><text:span text:style-name="T43">.</text:span></text:p>
          <text:p text:style-name="P148"><text:s/></text:p>
        </text:list-item>
      </text:list>
      <text:p text:style-name="P10"/>
      <text:p text:style-name="P10">Di<text:span text:style-name="T5">vendres</text:span><text:tab/><text:tab/><text:tab/><text:span text:style-name="T43">08</text:span>/<text:span text:style-name="T6">11</text:span>/2<text:span text:style-name="T1">4</text:span></text:p>
      <text:p text:style-name="P10"/>
      <text:p text:style-name="P105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106"/>
      <text:p text:style-name="P106"/>
      <text:p text:style-name="P106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8"/>
      <text:p text:style-name="P59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03228788724647" text:continue-list="list203228581828375" text:style-name="L1">
        <text:list-header>
          <text:p text:style-name="P134"/>
        </text:list-header>
      </text:list>
      <text:p text:style-name="P38"/>
      <text:p text:style-name="P11">Di<text:span text:style-name="T3">jous</text:span><text:tab/><text:tab/><text:tab/><text:tab/><text:span text:style-name="T44">14</text:span>/<text:span text:style-name="T6">11</text:span>/2<text:span text:style-name="T1">4</text:span></text:p>
      <text:p text:style-name="P58"/>
      <text:p text:style-name="P58"><text:span text:style-name="T45">Comentat treball </text:span><text:a xlink:type="simple" xlink:href="https://paulinoposada.github.io/web_e/web_e_2425/documents/ta/ta_09.pdf"><text:span text:style-name="T45">autonom 9</text:span></text:a><text:span text:style-name="T45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1">Terminat de comentar l'apartat 1.3 Capacidad de un condensador. </text:p>
      <text:p text:style-name="P62">Comentat apartat 1.4 Conexión serie/paralelo de condensadores</text:p>
      <text:p text:style-name="P63">Comentat apartat 1.5 Condensadores en la práctica</text:p>
      <text:p text:style-name="P63">Començat a comentar l'exercici 1.4-3 pàg. 36</text:p>
      <text:p text:style-name="P62"/>
      <text:list xml:id="list6172926805418330332" text:style-name="L9">
        <text:list-header>
          <text:p text:style-name="P140"/>
          <text:p text:style-name="P149"><text:s/></text:p>
        </text:list-header>
      </text:list>
      <text:p text:style-name="P11">Di<text:span text:style-name="T5">vendres</text:span><text:tab/><text:tab/><text:tab/><text:span text:style-name="T44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7">Comentat exercici <text:span text:style-name="T46">l'exercici 1.4-3 pàg. 36 </text:span>i treball <text:a xlink:type="simple" xlink:href="https://paulinoposada.github.io/web_e/web_e_2425/documents/ta/ta_11.pdf">autònom 11</text:a>.</text:p>
      <text:p text:style-name="P67"/>
      <text:p text:style-name="P67"/>
      <text:p text:style-name="P107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9"/>
      <text:p text:style-name="P72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2"/>
      <text:p text:style-name="P72">Començat amb <text:a xlink:type="simple" xlink:href="https://paulinoposada.github.io/web_e/web_e_2425/documents/apunts/unitat_6_magnetisme/e_apunts_ud_6_gs.pdf">unitat 6</text:a>.</text:p>
      <text:p text:style-name="P72">Comentat apartat 1.1 Imanes permanentes.</text:p>
      <text:p text:style-name="P73">Comentat apartat 1.<text:span text:style-name="T48">2</text:span> <text:span text:style-name="T48">Electromagnetismo</text:span>.</text:p>
      <text:p text:style-name="P60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03229144159048" text:continue-list="list203228788724647" text:style-name="L1">
        <text:list-header>
          <text:p text:style-name="P135"/>
        </text:list-header>
      </text:list>
      <text:p text:style-name="P39"/>
      <text:p text:style-name="P14">Di<text:span text:style-name="T3">jous</text:span><text:tab/><text:tab/><text:tab/><text:tab/><text:span text:style-name="T47">21</text:span>/<text:span text:style-name="T6">11</text:span>/2<text:span text:style-name="T1">4</text:span></text:p>
      <text:p text:style-name="P74"/>
      <text:p text:style-name="P74">Co<text:span text:style-name="T49">ntinuat</text:span> amb <text:a xlink:type="simple" xlink:href="https://paulinoposada.github.io/web_e/web_e_2425/documents/apunts/unitat_6_magnetisme/e_apunts_ud_6_gs.pdf">unitat 6</text:a>.</text:p>
      <text:p text:style-name="P84">Comentat apartat 1.4 Permeabilidad y saturación</text:p>
      <text:p text:style-name="P14"/>
      <text:p text:style-name="P14"/>
      <text:p text:style-name="P14"/>
      <text:p text:style-name="P120">Di<text:span text:style-name="T5">vendres</text:span><text:tab/><text:tab/><text:tab/><text:span text:style-name="T47">22</text:span>/<text:span text:style-name="T6">11</text:span>/2<text:span text:style-name="T1">4</text:span></text:p>
      <text:p text:style-name="P74"/>
      <text:p text:style-name="P74">Co<text:span text:style-name="T49">ntinuat</text:span> amb <text:a xlink:type="simple" xlink:href="https://paulinoposada.github.io/web_e/web_e_2425/documents/apunts/unitat_6_magnetisme/e_apunts_ud_6_gs.pdf">unitat 6</text:a>.</text:p>
      <text:p text:style-name="P84">Comentat apartat 1.4 Permeabilidad y saturación</text:p>
      <text:p text:style-name="P15"/>
      <text:p text:style-name="P68"/>
      <text:p text:style-name="P108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84"/>
      <text:p text:style-name="P84">Preparació examen.</text:p>
      <text:p text:style-name="P53"/>
      <text:p text:style-name="P40"/>
      <text:p text:style-name="P15">Di<text:span text:style-name="T3">jous</text:span><text:tab/><text:tab/><text:tab/><text:tab/><text:span text:style-name="T47">28</text:span>/<text:span text:style-name="T6">11</text:span>/2<text:span text:style-name="T1">4</text:span></text:p>
      <text:p text:style-name="P84"/>
      <text:p text:style-name="P84">Examen</text:p>
      <text:p text:style-name="P64"/>
      <text:p text:style-name="P81"/>
      <text:p text:style-name="P81"/>
      <text:p text:style-name="P15">Di<text:span text:style-name="T5">vendres</text:span><text:tab/><text:tab/><text:tab/><text:span text:style-name="T47">22</text:span>/<text:span text:style-name="T6">11</text:span>/2<text:span text:style-name="T1">4</text:span></text:p>
      <text:p text:style-name="P69"/>
      <text:p text:style-name="P90">Comentem <text:a xlink:type="simple" xlink:href="https://paulinoposada.github.io/web_e/web_e_2425/documents/examens/241128_ome_map33a_examen_sol.pdf">solució examen</text:a></text:p>
      <text:p text:style-name="P68"/>
      <text:p text:style-name="P109"/>
      <text:p text:style-name="P109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5"/>
      <text:p text:style-name="P75">Co<text:span text:style-name="T49">ntinuat</text:span> amb <text:a xlink:type="simple" xlink:href="https://paulinoposada.github.io/web_e/web_e_2425/documents/apunts/unitat_6_magnetisme/e_apunts_ud_6_gs.pdf">unitat 6</text:a>.</text:p>
      <text:p text:style-name="P91">Comentem apartat 1.5 Inducción electromagnética</text:p>
      <text:p text:style-name="P91">Comentem apartat 1.6 Inducción mutua</text:p>
      <text:p text:style-name="P91">Comentem els exercicis 1.12-6 i 7</text:p>
      <text:p text:style-name="P54"/>
      <text:p text:style-name="P41"/>
      <text:p text:style-name="P16">Di<text:span text:style-name="T3">jous</text:span><text:tab/><text:tab/><text:tab/><text:tab/><text:span text:style-name="T50">05</text:span>/<text:span text:style-name="T6">12</text:span>/2<text:span text:style-name="T1">4</text:span></text:p>
      <text:p text:style-name="P85"/>
      <text:p text:style-name="P92">Baixem al taller, continuem amb la <text:a xlink:type="simple" xlink:href="https://paulinoposada.github.io/web_e/web_e_2425/documents/practiques/practica_condensador.pdf"><text:span text:style-name="T51">pràctica condensador</text:span></text:a><text:span text:style-name="T51">.</text:span> </text:p>
      <text:p text:style-name="P65"/>
      <text:p text:style-name="P82"/>
      <text:p text:style-name="P82"/>
      <text:p text:style-name="P16">Di<text:span text:style-name="T5">vendres</text:span><text:tab/><text:tab/><text:tab/><text:span text:style-name="T50">06</text:span>/<text:span text:style-name="T6">12</text:span>/2<text:span text:style-name="T1">4</text:span></text:p>
      <text:p text:style-name="P70"/>
      <text:p text:style-name="P92">Festiu</text:p>
      <text:p text:style-name="P110"/>
      <text:p text:style-name="P110"/>
      <text:p text:style-name="P110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6"/>
      <text:p text:style-name="P93">Baixa</text:p>
      <text:p text:style-name="P42"/>
      <text:p text:style-name="P17"/>
      <text:p text:style-name="P17">Di<text:span text:style-name="T3">jous</text:span><text:tab/><text:tab/><text:tab/><text:tab/><text:span text:style-name="T52">12</text:span>/<text:span text:style-name="T6">12</text:span>/2<text:span text:style-name="T1">4</text:span></text:p>
      <text:p text:style-name="P86"/>
      <text:p text:style-name="P93">Baixa</text:p>
      <text:p text:style-name="P66"/>
      <text:p text:style-name="P83"/>
      <text:p text:style-name="P17"/>
      <text:p text:style-name="P121">Di<text:span text:style-name="T5">vendres</text:span><text:tab/><text:tab/><text:tab/><text:span text:style-name="T52">13</text:span>/<text:span text:style-name="T6">12</text:span>/2<text:span text:style-name="T1">4</text:span></text:p>
      <text:p text:style-name="P71"/>
      <text:p text:style-name="P93">Baixa</text:p>
      <text:p text:style-name="P71"/>
      <text:p text:style-name="P71"/>
      <text:p text:style-name="P110"><text:span text:style-name="T23">Di</text:span><text:span text:style-name="T24">mecres</text:span><text:span text:style-name="T23"><text:tab/><text:tab/><text:tab/></text:span><text:span text:style-name="T32">1</text:span><text:span text:style-name="T33">8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86"/>
      <text:p text:style-name="P93">Comentem dubtes examen.</text:p>
      <text:p text:style-name="P76">Co<text:span text:style-name="T49">ntinuat</text:span> amb <text:a xlink:type="simple" xlink:href="https://paulinoposada.github.io/web_e/web_e_2425/documents/apunts/unitat_6_magnetisme/e_apunts_ud_6_gs.pdf">unitat 6</text:a>.</text:p>
      <text:p text:style-name="P93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52">19</text:span>/<text:span text:style-name="T6">12</text:span>/2<text:span text:style-name="T1">4</text:span></text:p>
      <text:p text:style-name="P86"/>
      <text:p text:style-name="P93">Examen</text:p>
      <text:p text:style-name="P66"/>
      <text:p text:style-name="P83"/>
      <text:p text:style-name="P111"><text:span text:style-name="T23">Di</text:span><text:span text:style-name="T24">mecres</text:span><text:span text:style-name="T23"><text:tab/><text:tab/><text:tab/></text:span><text:span text:style-name="T34">0</text:span><text:span text:style-name="T33">8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6">Repassem <text:a xlink:type="simple" xlink:href="https://paulinoposada.github.io/web_e/web_e_2425/documents/apunts/unitat_6_magnetisme/e_apunts_ud_6_gs.pdf"><text:span text:style-name="T47">unitat 6</text:span></text:a>.</text:p>
      <text:p text:style-name="P95">Comentem apartat 1.7 Inductores i inductancia</text:p>
      <text:p text:style-name="P87"/>
      <text:p text:style-name="P94"/>
      <text:p text:style-name="P112"><text:span text:style-name="T23">Di</text:span><text:span text:style-name="T35">jous</text:span><text:span text:style-name="T23"><text:tab/><text:tab/><text:tab/><text:tab/></text:span><text:span text:style-name="T34">0</text:span><text:span text:style-name="T35">9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6"/>
      <text:p text:style-name="P77">Co<text:span text:style-name="T49">ntinuat</text:span> amb <text:a xlink:type="simple" xlink:href="https://paulinoposada.github.io/web_e/web_e_2425/documents/apunts/unitat_6_magnetisme/e_apunts_ud_6_gs.pdf">unitat 6</text:a>.</text:p>
      <text:p text:style-name="P96">Comentem apartat 1.<text:span text:style-name="T53">8</text:span> <text:span text:style-name="T53">Càlcul d'inductors.</text:span></text:p>
      <text:p text:style-name="P88"/>
      <text:p text:style-name="P113"/>
      <text:p text:style-name="P113"><text:span text:style-name="T23">Di</text:span><text:span text:style-name="T36">vendres</text:span><text:span text:style-name="T23"><text:tab/><text:tab/><text:tab/></text:span><text:span text:style-name="T36">10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7"/>
      <text:p text:style-name="P78">Co<text:span text:style-name="T49">ntinuat</text:span> amb <text:a xlink:type="simple" xlink:href="https://paulinoposada.github.io/web_e/web_e_2425/documents/apunts/unitat_6_magnetisme/e_apunts_ud_6_gs.pdf">unitat 6</text:a>.</text:p>
      <text:p text:style-name="P97">Comentem apartat<text:span text:style-name="T54">s</text:span> 1.<text:span text:style-name="T54">9</text:span> <text:span text:style-name="T54">Factors que influeixen en l'inductància, 1.10 Inductors en sèrie i paral·lel i 1.11 Inductors en la pràctica.</text:span></text:p>
      <text:p text:style-name="P97"/>
      <text:p text:style-name="P89"/>
      <text:p text:style-name="P114"><text:span text:style-name="T23">Di</text:span><text:span text:style-name="T24">mecres</text:span><text:span text:style-name="T23"><text:tab/><text:tab/><text:tab/></text:span><text:span text:style-name="T37">15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98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98"/>
      <text:p text:style-name="P18"/>
      <text:p text:style-name="P18">Dijous <text:tab/><text:tab/><text:tab/>16/01/25</text:p>
      <text:p text:style-name="P18"/>
      <text:p text:style-name="P79">Co<text:span text:style-name="T49">ntinuat</text:span> amb <text:a xlink:type="simple" xlink:href="https://paulinoposada.github.io/web_e/web_e_2425/documents/apunts/unitat_6_magnetisme/e_apunts_ud_6_gs.pdf">unitat 6</text:a>.</text:p>
      <text:p text:style-name="P99">Comentem el<text:span text:style-name="T55">s</text:span> exercicis 1.12-1 a 1<text:span text:style-name="T55">2</text:span></text:p>
      <text:p text:style-name="P18"/>
      <text:p text:style-name="P18"/>
      <text:p text:style-name="P19"/>
      <text:p text:style-name="P122">Di<text:span text:style-name="T55">vendres</text:span> <text:tab/><text:tab/><text:tab/>1<text:span text:style-name="T55">7</text:span>/01/25</text:p>
      <text:p text:style-name="P19"/>
      <text:p text:style-name="P80"><text:span text:style-name="T55">Acabat</text:span> amb <text:a xlink:type="simple" xlink:href="https://paulinoposada.github.io/web_e/web_e_2425/documents/apunts/unitat_6_magnetisme/e_apunts_ud_6_gs.pdf">unitat 6</text:a>.</text:p>
      <text:p text:style-name="P100">Comen<text:span text:style-name="T55">tem</text:span> l<text:span text:style-name="T55">'</text:span>exercici 1.12-13</text:p>
      <text:p text:style-name="P100"/>
      <text:p text:style-name="P101">Començat amb la <text:a xlink:type="simple" xlink:href="https://paulinoposada.github.io/web_e/web_e_2425/documents/apunts/unitat_7_ca/e_apunts_ud_7_gs.pdf">unitat 7</text:a> - Corrent altern</text:p>
      <text:p text:style-name="P100">Come<text:span text:style-name="T55">nçam a comentar l'apartat 1, teoria bàsica.</text:span></text:p>
      <text:p text:style-name="P101"/>
      <text:p text:style-name="P101"/>
      <text:p text:style-name="P115"><text:span text:style-name="T23">Di</text:span><text:span text:style-name="T24">mecres</text:span><text:span text:style-name="T23"><text:tab/><text:tab/><text:tab/></text:span><text:span text:style-name="T38">22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15"/>
      <text:p text:style-name="P116"><text:span text:style-name="T34">F</text:span><text:span text:style-name="T23">et l'esquema de la </text:span><text:a xlink:type="simple" xlink:href="https://paulinoposada.github.io/web_e/web_e_2425/documents/practiques/practica_motor_2.pdf"><text:span text:style-name="T23">pràctica motor 2</text:span></text:a><text:span text:style-name="T23"> amb Cade Simu.</text:span></text:p>
      <text:p text:style-name="P158">Comentat el funcionament del circuit.</text:p>
      <text:p text:style-name="P116"><text:span text:style-name="T23">Vist </text:span><text:a xlink:type="simple" xlink:href="https://youtu.be/n0RMqn6cTBE?si=_o_gl0OTpLrHETo3"><text:span text:style-name="T23">vídeo explicatiu del funcionament d'un generador elèctric trifàsic.</text:span></text:a></text:p>
      <text:p text:style-name="P101"/>
      <text:p text:style-name="P163"/>
      <text:p text:style-name="P163"/>
      <text:p text:style-name="P163"><text:span text:style-name="T23">Di</text:span><text:span text:style-name="T39">jous</text:span><text:span text:style-name="T23"><text:tab/><text:tab/><text:tab/><text:tab/></text:span><text:span text:style-name="T38">2</text:span><text:span text:style-name="T39">3</text:span><text:span text:style-name="T23">/</text:span><text:span text:style-name="T34">0</text:span><text:span text:style-name="T26">1</text:span><text:span text:style-name="T23">/2</text:span><text:span text:style-name="T34">5</text:span></text:p>
      <text:p text:style-name="P163"/>
      <text:p text:style-name="P160"><text:span text:style-name="T56">Continuem amb la </text:span><text:a xlink:type="simple" xlink:href="https://paulinoposada.github.io/web_e/web_e_2425/documents/apunts/unitat_7_ca/e_apunts_ud_7_gs.pdf"><text:span text:style-name="T56">unitat 7</text:span></text:a><text:span text:style-name="T56">.</text:span></text:p>
      <text:p text:style-name="P161"><text:span text:style-name="T57">Terminem de c</text:span>oment<text:span text:style-name="T57">ar</text:span> <text:span text:style-name="T57">l'</text:span>apartat <text:span text:style-name="T57">1 Corrient altern (ca, AC), teoria bàsica.</text:span> </text:p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23T20:32:28.014359584</dc:date>
    <meta:editing-duration>PT5H51M53S</meta:editing-duration>
    <meta:editing-cycles>96</meta:editing-cycles>
    <meta:document-statistic meta:table-count="0" meta:image-count="0" meta:object-count="0" meta:page-count="7" meta:paragraph-count="173" meta:word-count="786" meta:character-count="5226" meta:non-whitespace-character-count="4498"/>
  </office:meta>
</office:document-meta>
</file>